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ans2" svg:font-family="'Liberation Sans'" style:font-family-generic="swis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2cm"/>
    </style:style>
    <style:style style:name="co2" style:family="table-column">
      <style:table-column-properties fo:break-before="auto" style:column-width="3.083cm"/>
    </style:style>
    <style:style style:name="co3" style:family="table-column">
      <style:table-column-properties fo:break-before="auto" style:column-width="10.134cm"/>
    </style:style>
    <style:style style:name="co4" style:family="table-column">
      <style:table-column-properties fo:break-before="auto" style:column-width="3.283cm"/>
    </style:style>
    <style:style style:name="co5" style:family="table-column">
      <style:table-column-properties fo:break-before="auto" style:column-width="2.503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ro1" style:family="table-row">
      <style:table-row-properties style:row-height="0.526cm" fo:break-before="auto" style:use-optimal-row-height="true"/>
    </style:style>
    <style:style style:name="ro2" style:family="table-row">
      <style:table-row-properties style:row-height="5.133cm" fo:break-before="auto" style:use-optimal-row-height="true"/>
    </style:style>
    <style:style style:name="ro3" style:family="table-row">
      <style:table-row-properties style:row-height="2.369cm" fo:break-before="auto" style:use-optimal-row-height="true"/>
    </style:style>
    <style:style style:name="ro4" style:family="table-row">
      <style:table-row-properties style:row-height="10.201cm" fo:break-before="auto" style:use-optimal-row-height="true"/>
    </style:style>
    <style:style style:name="ro5" style:family="table-row">
      <style:table-row-properties style:row-height="6.976cm" fo:break-before="auto" style:use-optimal-row-height="true"/>
    </style:style>
    <style:style style:name="ro6" style:family="table-row">
      <style:table-row-properties style:row-height="11.241cm" fo:break-before="auto" style:use-optimal-row-height="true"/>
    </style:style>
    <style:style style:name="ro7" style:family="table-row">
      <style:table-row-properties style:row-height="9.74cm" fo:break-before="auto" style:use-optimal-row-height="true"/>
    </style:style>
    <style:style style:name="ro8" style:family="table-row">
      <style:table-row-properties style:row-height="12.965cm" fo:break-before="auto" style:use-optimal-row-height="false"/>
    </style:style>
    <style:style style:name="ro9" style:family="table-row">
      <style:table-row-properties style:row-height="6.516cm" fo:break-before="auto" style:use-optimal-row-height="true"/>
    </style:style>
    <style:style style:name="ro10" style:family="table-row">
      <style:table-row-properties style:row-height="7.996cm" fo:break-before="auto" style:use-optimal-row-height="false"/>
    </style:style>
    <style:style style:name="ro11" style:family="table-row">
      <style:table-row-properties style:row-height="6.054cm" fo:break-before="auto" style:use-optimal-row-height="true"/>
    </style:style>
    <style:style style:name="ro12" style:family="table-row">
      <style:table-row-properties style:row-height="5.593cm" fo:break-before="auto" style:use-optimal-row-height="true"/>
    </style:style>
    <style:style style:name="ro13" style:family="table-row">
      <style:table-row-properties style:row-height="0.487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ackground-color="#cccccc" style:text-align-source="fix" style:repeat-content="false" fo:border="0.74pt solid #000000" style:vertical-align="middle"/>
      <style:paragraph-properties fo:text-align="center"/>
      <style:text-properties style:font-name="Liberation Sans1" fo:font-size="11pt" fo:font-weight="bold" style:font-size-asian="11pt" style:font-weight-asian="bold" style:font-size-complex="11pt" style:font-weight-complex="bold"/>
    </style:style>
    <style:style style:name="ce2" style:family="table-cell" style:parent-style-name="Default" style:data-style-name="N0">
      <style:table-cell-properties style:text-align-source="fix" style:repeat-content="false" fo:border="0.74pt solid #000000" style:rotation-align="bottom" style:vertical-align="middle"/>
      <style:paragraph-properties fo:text-align="center"/>
      <style:text-properties style:font-name="Liberation Sans1" fo:font-size="11pt" style:font-size-asian="11pt" style:font-size-complex="11pt"/>
    </style:style>
    <style:style style:name="ce3" style:family="table-cell" style:parent-style-name="Default" style:data-style-name="N0">
      <style:text-properties style:font-name="Liberation Sans1" fo:font-size="11pt" style:font-size-asian="11pt" style:font-size-complex="11pt"/>
    </style:style>
    <style:style style:name="ce4" style:family="table-cell" style:parent-style-name="Default" style:data-style-name="N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cccccc" style:text-align-source="fix" style:repeat-content="false" fo:wrap-option="wrap" fo:border="0.74pt solid #000000" style:vertical-align="middle"/>
      <style:paragraph-properties fo:text-align="start" fo:margin-left="0cm"/>
      <style:text-properties style:font-name="Liberation Sans1" fo:font-size="11pt" fo:font-weight="bold" style:font-size-asian="11pt" style:font-weight-asian="bold" style:font-size-complex="11pt" style:font-weight-complex="bold"/>
    </style:style>
    <style:style style:name="ce6" style:family="table-cell" style:parent-style-name="Default" style:data-style-name="N0">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7" style:family="table-cell" style:parent-style-name="Default">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8" style:family="table-cell" style:parent-style-name="Default" style:data-style-name="N0">
      <style:table-cell-properties fo:wrap-option="wrap" style:vertical-align="automatic"/>
      <style:text-properties style:font-name="Liberation Sans1" fo:font-size="11pt" style:font-size-asian="11pt" style:font-size-complex="11pt"/>
    </style:style>
    <style:style style:name="ce9" style:family="table-cell" style:parent-style-name="Default" style:data-style-name="N0">
      <style:table-cell-properties fo:wrap-option="wrap"/>
      <style:text-properties style:font-name="Liberation Sans1" fo:font-size="11pt" style:font-size-asian="11pt" style:font-size-complex="11pt"/>
    </style:style>
    <style:style style:name="ce10" style:family="table-cell" style:parent-style-name="Default" style:data-style-name="N100">
      <style:table-cell-properties style:text-align-source="fix" style:repeat-content="false" fo:wrap-option="wrap" fo:border="0.74pt solid #000000" style:rotation-align="bottom" style:vertical-align="middle"/>
      <style:paragraph-properties fo:text-align="start" fo:margin-left="0cm"/>
      <style:text-properties style:font-name="Liberation Sans1" fo:font-size="11pt" style:font-size-asian="11pt" style:font-size-complex="11pt"/>
    </style:style>
    <style:style style:name="ce11" style:family="table-cell" style:parent-style-name="Default">
      <style:table-cell-properties fo:background-color="#cccccc" style:text-align-source="fix" style:repeat-content="false" fo:border="0.74pt solid #000000" style:vertical-align="middle"/>
      <style:paragraph-properties fo:text-align="center" fo:margin-left="0cm"/>
      <style:text-properties style:font-name="Liberation Sans1" fo:font-size="11pt" fo:font-weight="bold" style:font-size-asian="11pt" style:font-weight-asian="bold" style:font-size-complex="11pt" style:font-weight-complex="bold"/>
    </style:style>
    <style:style style:name="ce12" style:family="table-cell" style:parent-style-name="Default" style:data-style-name="N0">
      <style:table-cell-properties style:text-align-source="fix" style:repeat-content="false" fo:wrap-option="wrap"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3"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4"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font-name="Liberation Sans1" fo:font-size="11pt" style:font-size-asian="11pt" style:font-size-complex="11pt"/>
    </style:style>
    <style:style style:name="ce15"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fo:color="#000000" style:font-name="Liberation Sans1" fo:font-size="11pt" fo:language="de" fo:country="DE" style:font-name-asian="Liberation Sans" style:font-size-asian="11pt" style:language-asian="zh" style:country-asian="CN" style:font-size-complex="11pt" style:language-complex="hi" style:country-complex="IN"/>
    </style:style>
    <style:style style:name="ce16"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1" fo:font-size="11pt" style:font-name-asian="Microsoft YaHei" style:font-size-asian="11pt" style:font-name-complex="Mangal" style:font-size-complex="11pt"/>
    </style:style>
    <style:style style:name="ce17"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1" fo:font-size="11pt" fo:language="en" fo:country="US" style:font-name-asian="Lucida Sans Unicode" style:font-size-asian="11pt" style:language-asian="en" style:country-asian="US" style:font-name-complex="Tahoma" style:font-size-complex="11pt" style:language-complex="en" style:country-complex="US"/>
    </style:style>
    <style:style style:name="ce18" style:family="table-cell" style:parent-style-name="Default" style:data-style-name="N0">
      <style:table-cell-properties style:rotation-align="bottom" style:vertical-align="middle"/>
      <style:text-properties style:font-name="Liberation Sans1" fo:font-size="11pt" style:font-size-asian="11pt" style:font-size-complex="11pt"/>
    </style:style>
    <style:style style:name="ce19" style:family="table-cell" style:parent-style-name="Default" style:data-style-name="N0">
      <style:table-cell-properties fo:wrap-option="wrap" style:rotation-align="bottom" style:vertical-align="middle"/>
      <style:text-properties style:font-name="Liberation Sans1" fo:font-size="11pt" style:font-size-asian="11pt" style:font-size-complex="11pt"/>
    </style:style>
    <style:style style:name="T1" style:family="text">
      <style:text-properties fo:color="#000000" fo:font-size="11pt" fo:country="none" style:country-asian="none" style:country-complex="none" style:font-name-asian="Liberation Sans" style:font-size-asian="11pt" style:font-size-complex="11pt"/>
    </style:style>
    <style:style style:name="T2" style:family="text">
      <style:text-properties style:font-name="Liberation Sans" fo:font-size="11pt" style:font-size-asian="11pt" style:font-size-complex="11pt"/>
    </style:style>
    <style:style style:name="T3" style:family="text">
      <style:text-properties style:font-size-asian="11pt" style:font-size-complex="11pt"/>
    </style:style>
    <style:style style:name="T4" style:family="text">
      <style:text-properties style:font-name="Liberation Sans" fo:font-size="11pt" fo:country="none" style:country-asian="none" style:country-complex="none" style:font-name-asian="Lucida Sans Unicode" style:font-size-asian="11pt" style:font-size-complex="11pt"/>
    </style:style>
  </office:automatic-styles>
  <office:body>
    <office:spreadsheet>
      <table:calculation-settings table:automatic-find-labels="false" table:use-regular-expressions="false"/>
      <table:table table:name="Tabe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1017" table:default-cell-style-name="ce3"/>
        <table:table-row table:style-name="ro1">
          <table:table-cell table:style-name="ce1" office:value-type="string" calcext:value-type="string">
            <text:p>Test-ID</text:p>
          </table:table-cell>
          <table:table-cell table:style-name="ce5" office:value-type="string" calcext:value-type="string">
            <text:p>Beschreibung</text:p>
          </table:table-cell>
          <table:table-cell table:style-name="ce5" office:value-type="string" calcext:value-type="string">
            <text:p>Erwartung</text:p>
          </table:table-cell>
          <table:table-cell table:style-name="ce11" office:value-type="string" calcext:value-type="string">
            <text:p>Requirement-ID</text:p>
          </table:table-cell>
          <table:table-cell table:number-columns-repeated="1020"/>
        </table:table-row>
        <table:table-row table:style-name="ro2">
          <table:table-cell table:style-name="ce2" office:value-type="string" calcext:value-type="string">
            <text:p>TG00</text:p>
          </table:table-cell>
          <table:table-cell table:style-name="ce6" office:value-type="string" calcext:value-type="string">
            <text:p>Hardware-Check</text:p>
          </table:table-cell>
          <table:table-cell table:style-name="ce6" office:value-type="string" calcext:value-type="string">
            <text:p>Es gibt zwei hintereinander gestellte, richtig angeschlossene</text:p>
            <text:p>und funktionsfähige Förderbänder, auf die nur die definierten Pucks gelegt werden.</text:p>
            <text:p>Beide Förderbänder besitzen jeweils eine Ampelanlage.</text:p>
          </table:table-cell>
          <table:table-cell table:style-name="ce12" office:value-type="string" calcext:value-type="string">
            <text:p>FR-001</text:p>
            <text:p>FR-002</text:p>
            <text:p>FR-016</text:p>
            <text:p>FR-019.1</text:p>
            <text:p>FR-024.1</text:p>
            <text:p>FR-024.2</text:p>
            <text:p>FR-027</text:p>
            <text:p>FR-028</text:p>
            <text:p>FR-029.1</text:p>
            <text:p>FR-030.1</text:p>
            <text:p>FR-030.2</text:p>
          </table:table-cell>
          <table:table-cell table:style-name="ce18" table:number-columns-repeated="1020"/>
        </table:table-row>
        <table:table-row table:style-name="ro3">
          <table:table-cell table:style-name="ce2" office:value-type="string" calcext:value-type="string">
            <text:p>TG01</text:p>
          </table:table-cell>
          <table:table-cell table:style-name="ce6" office:value-type="string" calcext:value-type="string">
            <text:p>Es wird ein zu kleiner Puck auf B1 gelegt.</text:p>
          </table:table-cell>
          <table:table-cell table:style-name="ce6" office:value-type="string" calcext:value-type="string">
            <text:p>Der Puck fährt langsam durch die Höhenmessung und wird auf B1 aussortiert.</text:p>
          </table:table-cell>
          <table:table-cell table:style-name="ce13" office:value-type="string" calcext:value-type="string">
            <text:p>FR-004</text:p>
            <text:p>FR-006.1</text:p>
            <text:p>FR-006.2</text:p>
            <text:p>FR-014</text:p>
            <text:p>FR-019.5</text:p>
          </table:table-cell>
          <table:table-cell table:style-name="ce18" table:number-columns-repeated="2"/>
          <table:table-cell table:style-name="ce19" office:value-type="string" calcext:value-type="string">
            <text:p><text:s/></text:p>
          </table:table-cell>
          <table:table-cell table:style-name="ce18" table:number-columns-repeated="1017"/>
        </table:table-row>
        <table:table-row table:style-name="ro4">
          <table:table-cell table:style-name="ce2" office:value-type="string" calcext:value-type="string">
            <text:p>TG02</text:p>
          </table:table-cell>
          <table:table-cell table:style-name="ce6" office:value-type="string" calcext:value-type="string">
            <text:p>Es werden Pucks mit dem Mindestabstand von 5cm in der Reihenfolge Metall, Nicht-Metall, Metall auf B1 gelegt. Sobald ein Puck das Ende von B2 erreicht, wird dieser entfernt.</text:p>
          </table:table-cell>
          <table:table-cell table:style-name="ce10"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ck entfernt wird, fährt der zweite ans Ende von B2 und gibt dann seine Daten aus.</text:p>
            <text:p>Der dritte Puck verhält sich wie der Zweite. Er hält am Ende von B1 und fährt auf B2, sobald dieses wieder frei ist. Während der gesamten Zeit leuchtet die Ampel auf B1 grün.</text:p>
            <text:p>Wenn der dritte Puck auf B2 ist, hält B1 an und auch wenn er von B2 entnommen wird fährt keines der beiden wieder los.</text:p>
          </table:table-cell>
          <table:table-cell table:style-name="ce13" office:value-type="string" calcext:value-type="string">
            <text:p>FR-003.1</text:p>
            <text:p>FR-003.2</text:p>
            <text:p>FR-004</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table:style-name="ce18" table:number-columns-repeated="1020"/>
        </table:table-row>
        <table:table-row table:style-name="ro5">
          <table:table-cell table:style-name="ce2" office:value-type="string" calcext:value-type="string">
            <text:p>TG03</text:p>
          </table:table-cell>
          <table:table-cell table:style-name="ce6" office:value-type="string" calcext:value-type="string">
            <text:p>Ein Nicht-Metall-Puck wird mit der Bohrung nach unten auf B1 gelegt. Am Ende von B1 wird der Puck gewendet und die Start-Taste wird betätigt.</text:p>
          </table:table-cell>
          <table:table-cell table:style-name="ce6" office:value-type="string" calcext:value-type="string">
            <text:p>Der Puck fährt bis ans Ende von B1. B1 hält an und die Ampel blinkt orange. Erst nach Betätigen der Start-Taste erlischt das orange Blinken und der Nicht-Metall-Puck fährt an das Ende von B2.</text:p>
          </table:table-cell>
          <table:table-cell table:style-name="ce13" office:value-type="string" calcext: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table:style-name="ce18" table:number-columns-repeated="1020"/>
        </table:table-row>
        <table:table-row table:style-name="ro6">
          <table:table-cell table:style-name="ce2" office:value-type="string" calcext:value-type="string">
            <text:p>TG04</text:p>
          </table:table-cell>
          <table:table-cell table:style-name="ce6" office:value-type="string" calcext:value-type="string">
            <text:p>Ein Metall-Puck und ein verkehrt herum liegender nicht Metall-Puck werden mit dem Mindestabstand von 5cm auf B1 gelegt. Der Erste richtig herum liegende Puck wird entnommen, sobald der zweite Puck das Ende von B1 erreicht hat. Der verkehrt herum liegende Puck wird nicht gewendet und die Start-Taste auf B1 wird betätigt.</text:p>
          </table:table-cell>
          <table:table-cell table:style-name="ce6" office:value-type="string" calcext: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13" office:value-type="string" calcext:value-type="string">
            <text:p>FR-003.2</text:p>
            <text:p>FR-004</text:p>
            <text:p>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4.1</text:p>
            <text:p>NFR-005</text:p>
          </table:table-cell>
          <table:table-cell table:style-name="ce19"/>
          <table:table-cell table:style-name="ce18" table:number-columns-repeated="1019"/>
        </table:table-row>
        <table:table-row table:style-name="ro7">
          <table:table-cell table:style-name="ce2" office:value-type="string" calcext:value-type="string">
            <text:p>TG05</text:p>
          </table:table-cell>
          <table:table-cell table:style-name="ce6" office:value-type="string" calcext:value-type="string">
            <text:p>Zwei Pucks ohne Metall werden mit dem festgelegten Mindestabstand von 5cm auf B1 gelegt. Die Pucks werden entnommen, sobald die Ampel von B2 orange blinkt.</text:p>
            <text:p/>
          </table:table-cell>
          <table:table-cell table:style-name="ce6" office:value-type="string" calcext:value-type="string">
            <text:p>Der erste Puck fährt bis ans Ende von B2. Der zweite Puck fährt auf B2, sobald der erste entfernt wurde, jedoch nur bis zum Metallsensor. Dann wird er wieder an den Anfang von B2 zurück befördert. Sobald der Puck den Anfang von B2 erreicht, hält dieses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7">
          <table:table-cell table:style-name="ce2" office:value-type="string" calcext:value-type="string">
            <text:p>TG06</text:p>
          </table:table-cell>
          <table:table-cell table:style-name="ce6" office:value-type="string" calcext:value-type="string">
            <text:p>Zwei Pucks mit Metall werden mit dem Mindestabstand von 5cm auf B1 gelegt. Die Pucks werden entnommen, sobald die Ampel von B2 orange blinkt.</text:p>
          </table:table-cell>
          <table:table-cell table:style-name="ce6" office:value-type="string" calcext:value-type="string">
            <text:p>Der erste Puck fährt bis ans Ende von B2. Der zweite Puck fährt auf B2, sobald der erste entfernt wurde, jedoch nur bis zum Metallsensor und wird dann wieder an den Anfang von B2 befördert. Dort hält er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8">
          <table:table-cell table:style-name="ce2" office:value-type="string" calcext:value-type="string">
            <text:p>TF01</text:p>
          </table:table-cell>
          <table:table-cell table:style-name="ce6" office:value-type="string" calcext:value-type="string">
            <text:p>Ein Metall-Puck und ein Nicht-Metall-Puck mit Bohrung nach unten werden mit dem Mindestabstand von 5cm auf B1 gelegt. Der erste Puck wird entnommen, wenn er am Ende B2 ist und sobald der zweite Puck das Ende von B1 erreicht hat. Der verkehrt herum liegende Puck wird nicht gewendet oder entnommen und die Start-Taste von B1 wird betätigt.</text:p>
          </table:table-cell>
          <table:table-cell table:style-name="ce6" office:value-type="string" calcext:value-type="string">
            <text:p>Der zweite Puck fährt bis ans Ende von B1. Dieses hält an und die Ampel von B1 blinkt orange. Das orange Blinken wechselt nach ca. 15 Sekunden in ein rotes Blinken. Sobald der Fehler quittiert wird, wechselt das rote Blinken in ein Dauerlicht. Sobald der Puck entfernt, der Fehler quittiert und die Start-Taste betätigt wird, geht das Band wieder in den betriebsbereiten Zustand und die Ampel von B1 leuchtet grün.</text:p>
          </table:table-cell>
          <table:table-cell table:style-name="ce13" office:value-type="string" calcext:value-type="string">
            <text:p>FR-004</text:p>
            <text:p>FR-007.1</text:p>
            <text:p>FR-007.2</text:p>
            <text:p>FR-007.3</text:p>
            <text:p>FR-007.4</text:p>
            <text:p>FR-007.5</text:p>
            <text:p>FR-013</text:p>
            <text:p>FR-014</text:p>
            <text:p>FR-017</text:p>
            <text:p>FR-018.1</text:p>
            <text:p>FR-019.2</text:p>
            <text:p>FR-019.3</text:p>
            <text:p>FR-029.2</text:p>
          </table:table-cell>
          <table:table-cell table:style-name="ce19"/>
          <table:table-cell table:style-name="ce18" table:number-columns-repeated="1019"/>
        </table:table-row>
        <table:table-row table:style-name="ro9">
          <table:table-cell table:style-name="ce2" office:value-type="string" calcext:value-type="string">
            <text:p>TF02</text:p>
          </table:table-cell>
          <table:table-cell table:style-name="ce6" office:value-type="string" calcext:value-type="string">
            <text:p>Ein Nicht-Metall-Puck wird auf B1 gelegt. Der Puck wird auf B2 vor der Höhenmessung entfernt.</text:p>
          </table:table-cell>
          <table:table-cell table:style-name="ce6" office:value-type="string" calcext:value-type="string">
            <text:p>Das Band hält an und die Ampel von B1 blinkt rot.</text:p>
          </table:table-cell>
          <table:table-cell table:style-name="ce13"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5">
          <table:table-cell table:style-name="ce2" office:value-type="string" calcext:value-type="string">
            <text:p>TF03</text:p>
          </table:table-cell>
          <table:table-cell table:style-name="ce6" office:value-type="string" calcext:value-type="string">
            <text:p>Ein Metall- und ein Nicht-Metall-Puck werden mit dem Mindestabstand von 5cm auf B1 gelegt. Zwischen Höhenmessung und Weiche wird der Metall-Puck von dem Band entfernt.</text:p>
          </table:table-cell>
          <table:table-cell table:style-name="ce6" office:value-type="string" calcext:value-type="string">
            <text:p>Das Band hält an und die Ampel von B1 blinkt ro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10">
          <table:table-cell table:style-name="ce2" office:value-type="string" calcext:value-type="string">
            <text:p>TF04</text:p>
          </table:table-cell>
          <table:table-cell table:style-name="ce6" office:value-type="string" calcext:value-type="string">
            <text:p>Es werden Nicht-Metall-, Metall-, Nicht-Metall-Pucks auf B1 gelegt. Nach der Weiche wird der Metall-Puck (Zweite) von B1 entfernt. Der Fehler wird quittiert und die Bänder neu gestartet. Danach wird ein Metall-Puck auf B1 gelegt.</text:p>
          </table:table-cell>
          <table:table-cell table:style-name="ce6" office:value-type="string" calcext:value-type="string">
            <text:p>Das Band hält an und die Ampel von B1 blinkt rot. Nach dem Quittieren und Starten leuchtet die Ampel wieder grün und das Band ist betriebsbereit. Der neue Metall-Puck wird wieder beförder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5">
          <table:table-cell table:style-name="ce2" office:value-type="string" calcext:value-type="string">
            <text:p>TF05</text:p>
          </table:table-cell>
          <table:table-cell table:style-name="ce6" office:value-type="string" calcext:value-type="string">
            <text:p>Manuell werden drei zu kleine Pucks in die Rutsche von B1 gelegt. Danach wird ein zu kleiner Puck an den Anfang von B1 gelegt. Nach Auftreten des Fehlers wird ein Puck aus der Rutsche genommen.</text:p>
          </table:table-cell>
          <table:table-cell table:style-name="ce6" office:value-type="string" calcext: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table:style-name="ce14" office:value-type="string" calcext:value-type="string">
            <text:p>FR-004</text:p>
            <text:p>FR-006.1</text:p>
            <text:p>FR-006.2</text:p>
            <text:p>FR-011</text:p>
            <text:p>FR-016</text:p>
            <text:p>FR-017</text:p>
            <text:p>FR-019.1</text:p>
            <text:p>FR-019.2</text:p>
            <text:p>FR-019.3</text:p>
            <text:p>FR-019.4</text:p>
            <text:p>FR-019.5</text:p>
            <text:p>FR-023</text:p>
          </table:table-cell>
          <table:table-cell table:style-name="ce18" table:number-columns-repeated="1020"/>
        </table:table-row>
        <table:table-row table:style-name="ro5">
          <table:table-cell table:style-name="ce2" office:value-type="string" calcext:value-type="string">
            <text:p>TF06</text:p>
          </table:table-cell>
          <table:table-cell table:style-name="ce7" office:value-type="string" calcext:value-type="string">
            <text:p>Zwei Nicht-Metall-Pucks werden so auf B1 gelegt, dass ein weiterer Puck dazwischen passt. Vor der Höhenmessung wird ein Metall-Puck dazwischen gelegt.</text:p>
          </table:table-cell>
          <table:table-cell table:style-name="ce7" office:value-type="string" calcext:value-type="string">
            <text:p>Das Band hält an und die Ampel von B1 blinkt rot.</text:p>
          </table:table-cell>
          <table:table-cell table:style-name="ce15" office:value-type="string" calcext: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able:table-cell>
          <table:table-cell table:style-name="ce18" table:number-columns-repeated="1020"/>
        </table:table-row>
        <table:table-row table:style-name="ro11">
          <table:table-cell table:style-name="ce2" office:value-type="string" calcext:value-type="string">
            <text:p>TF07</text:p>
          </table:table-cell>
          <table:table-cell table:style-name="ce7" office:value-type="string" calcext:value-type="string">
            <text:p>Ein Metall-Puck wird auf B1 gelegt. Sobald der Puck in der Höhenmessung auf B2 ist, wird ein Nicht-Metall-Puck vor den Metallsensor auf B2 gelegt.</text:p>
          </table:table-cell>
          <table:table-cell table:style-name="ce7" office:value-type="string" calcext:value-type="string">
            <text:p>Das Band hält an und die Ampel von B2 blinkt rot.</text:p>
          </table:table-cell>
          <table:table-cell table:style-name="ce16" office:value-type="string" calcext: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12">
          <table:table-cell table:style-name="ce2" office:value-type="string" calcext:value-type="string">
            <text:p>TF08</text:p>
          </table:table-cell>
          <table:table-cell table:style-name="ce7" office:value-type="string" calcext:value-type="string">
            <text:p>Ein Nicht-Metall-Puck wird auf B1 gelegt. Während der Puck noch vor der Weiche ist, wird ein Metall-Puck hinter die Weiche gelegt.</text:p>
          </table:table-cell>
          <table:table-cell table:style-name="ce7" office:value-type="string" calcext:value-type="string">
            <text:p>Das Band hält an und die Ampel von B1 blinkt rot.</text:p>
          </table:table-cell>
          <table:table-cell table:style-name="ce17" office:value-type="string" calcext: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4">
          <table:table-cell table:style-name="ce2" office:value-type="string" calcext:value-type="string">
            <text:p>TF09</text:p>
          </table:table-cell>
          <table:table-cell table:style-name="ce6" office:value-type="string" calcext: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6" office:value-type="string" calcext: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17" office:value-type="string" calcext: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able:table-cell>
          <table:table-cell table:style-name="ce18" table:number-columns-repeated="1020"/>
        </table:table-row>
        <table:table-row table:style-name="ro9">
          <table:table-cell table:style-name="ce2" office:value-type="string" calcext:value-type="string">
            <text:p>TF10</text:p>
          </table:table-cell>
          <table:table-cell table:style-name="ce6" office:value-type="string" calcext:value-type="string">
            <text:p>Ein Metall-Puck wird auf B1 gelegt. Sobald der Puck auf B2 ist, wird ein weiterer Metall-Puck auf B1 gelegt. Anschließend wird der E-Stopp-Taste von B2 gedrückt.</text:p>
          </table:table-cell>
          <table:table-cell table:style-name="ce6" office:value-type="string" calcext:value-type="string">
            <text:p>Beide Bänder gehen in den Safe-State und die Programme beenden sich.</text:p>
          </table:table-cell>
          <table:table-cell table:style-name="ce17" office:value-type="string" calcext:value-type="string">
            <text:p><text:span text:style-name="T3">FR-004</text:span></text:p>
            <text:p><text:span text:style-name="T3">FR-012.1</text:span></text:p>
            <text:p><text:span text:style-name="T3">FR-017</text:span></text:p>
            <text:p><text:span text:style-name="T3">FR-030.1</text:span></text:p>
            <text:p><text:span text:style-name="T3">FR-030.2</text:span></text:p>
            <text:p><text:span text:style-name="T3">FR-030.3</text:span></text:p>
          </table:table-cell>
          <table:table-cell table:style-name="ce18" table:number-columns-repeated="1020"/>
        </table:table-row>
        <table:table-row table:style-name="ro11">
          <table:table-cell table:style-name="ce2" office:value-type="string" calcext:value-type="string">
            <text:p>TF11</text:p>
          </table:table-cell>
          <table:table-cell table:style-name="ce6" office:value-type="string" calcext:value-type="string">
            <text:p>Ein Metall-Puck wird mit der Bohrung nach unten auf B1 gelegt. Am Ende von B1 wird dieser entnommen.</text:p>
          </table:table-cell>
          <table:table-cell table:style-name="ce6" office:value-type="string" calcext:value-type="string">
            <text:p>Etwa 15 Sekunden nachdem der Puck entnommen wurde, geht das Band in den Fehlerzustand.</text:p>
          </table:table-cell>
          <table:table-cell table:style-name="ce14" office:value-type="string" calcext:value-type="string">
            <text:p>FR-004</text:p>
            <text:p><text:span text:style-name="T4">FR-007.1</text:span></text:p>
            <text:p><text:span text:style-name="T4">FR-007.2</text:span></text:p>
            <text:p><text:span text:style-name="T4">FR-007.3</text:span></text:p>
            <text:p><text:span text:style-name="T4">FR-007.4</text:span></text:p>
            <text:p><text:span text:style-name="T4">FR-007.6</text:span></text:p>
            <text:p><text:span text:style-name="T4">FR-013</text:span></text:p>
            <text:p><text:span text:style-name="T4">FR-014</text:span></text:p>
            <text:p><text:span text:style-name="T4">FR-015.1</text:span></text:p>
            <text:p><text:span text:style-name="T4">FR-016</text:span></text:p>
            <text:p><text:span text:style-name="T4">FR-017</text:span></text:p>
            <text:p><text:span text:style-name="T4">FR-018.1</text:span></text:p>
            <text:p><text:span text:style-name="T4">FR-019-2</text:span></text:p>
          </table:table-cell>
          <table:table-cell table:style-name="ce18" table:number-columns-repeated="1020"/>
        </table:table-row>
        <table:table-row table:style-name="ro13">
          <table:table-cell/>
          <table:table-cell table:style-name="ce8" table:number-columns-repeated="2"/>
          <table:table-cell table:number-columns-repeated="1021"/>
        </table:table-row>
        <table:table-row table:style-name="ro13">
          <table:table-cell table:style-name="ce4" office:value-type="string" calcext:value-type="string">
            <text:p>Mindestabstand: 5cm</text:p>
          </table:table-cell>
          <table:table-cell table:style-name="ce8" table:number-columns-repeated="2"/>
          <table:table-cell table:number-columns-repeated="1021"/>
        </table:table-row>
        <table:table-row table:style-name="ro13" table:number-rows-repeated="4">
          <table:table-cell/>
          <table:table-cell table:style-name="ce8" table:number-columns-repeated="2"/>
          <table:table-cell table:number-columns-repeated="1021"/>
        </table:table-row>
        <table:table-row table:style-name="ro13" table:number-rows-repeated="4">
          <table:table-cell/>
          <table:table-cell table:style-name="ce9" table:number-columns-repeated="2"/>
          <table:table-cell table:number-columns-repeated="1021"/>
        </table:table-row>
        <table:table-row table:style-name="ro13" table:number-rows-repeated="1048546">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ans2" svg:font-family="'Liberation Sans'" style:font-family-generic="swiss"/>
    <style:font-face style:name="Arial" svg:font-family="Arial" style:font-family-generic="swiss" style:font-pitch="variable"/>
    <style:font-face style:name="Liberation Sans1"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5">00.00.0000</text:date>, <text:time style:data-style-name="N2" text:time-value="12:03:23.131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ff819b65674ae6c83f3cbab9e4a4c2b292a7a94</meta:generator>
    <meta:initial-creator>Kate Zilla</meta:initial-creator>
    <meta:creation-date>2014-12-09T13:55:48Z</meta:creation-date>
    <dc:date>2014-12-15T13:50:50.242000000</dc:date>
    <meta:editing-cycles>74</meta:editing-cycles>
    <meta:editing-duration>PT6H54M37S</meta:editing-duration>
    <meta:document-statistic meta:table-count="1" meta:cell-count="78" meta:object-count="0"/>
  </office:meta>
</office:document-meta>
</file>